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6pt"/>
    </style:style>
    <style:style style:name="co3" style:family="table-column">
      <style:table-column-properties fo:break-before="auto" style:column-width="101.71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103.75pt"/>
    </style:style>
    <style:style style:name="co6" style:family="table-column">
      <style:table-column-properties fo:break-before="auto" style:column-width="114.55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104.46pt"/>
    </style:style>
    <style:style style:name="co10" style:family="table-column">
      <style:table-column-properties fo:break-before="auto" style:column-width="122.29pt"/>
    </style:style>
    <style:style style:name="co11" style:family="table-column">
      <style:table-column-properties fo:break-before="auto" style:column-width="125.29pt"/>
    </style:style>
    <style:style style:name="co12" style:family="table-column">
      <style:table-column-properties fo:break-before="auto" style:column-width="131.7pt"/>
    </style:style>
    <style:style style:name="co13" style:family="table-column">
      <style:table-column-properties fo:break-before="auto" style:column-width="134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61"/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size_gb</text:p>
          </table:table-cell>
          <table:table-cell office:value-type="string" calcext:value-type="string">
            <text:p>elapsed_sec</text:p>
          </table:table-cell>
          <table:table-cell office:value-type="string" calcext:value-type="string">
            <text:p>cpu_time_h</text:p>
          </table:table-cell>
          <table:table-cell office:value-type="string" calcext:value-type="string">
            <text:p>file_bytes_read_mib</text:p>
          </table:table-cell>
          <table:table-cell office:value-type="string" calcext:value-type="string">
            <text:p>file_bytes_written_mib</text:p>
          </table:table-cell>
          <table:table-cell office:value-type="string" calcext:value-type="string">
            <text:p>hdfs_bytes_read_mib</text:p>
          </table:table-cell>
          <table:table-cell office:value-type="string" calcext:value-type="string">
            <text:p>hdfs_bytes_writen_mib</text:p>
          </table:table-cell>
          <table:table-cell office:value-type="string" calcext:value-type="string">
            <text:p>memory_allocation_gb</text:p>
          </table:table-cell>
          <table:table-cell table:style-name="Default" office:value-type="string" calcext:value-type="string">
            <text:p>uberized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reduces</text:p>
          </table:table-cell>
          <table:table-cell office:value-type="string" calcext:value-type="string">
            <text:p>average_map_time_sec</text:p>
          </table:table-cell>
          <table:table-cell office:value-type="string" calcext:value-type="string">
            <text:p>average_shuffle_time_sec</text:p>
          </table:table-cell>
          <table:table-cell office:value-type="string" calcext:value-type="string">
            <text:p>average_merge_time_sec</text:p>
          </table:table-cell>
          <table:table-cell office:value-type="string" calcext:value-type="string">
            <text:p>average_reduce_time_sec</text:p>
          </table:table-cell>
        </table:table-row>
        <table:table-row table:style-name="ro1">
          <table:table-cell office:value-type="string" calcext:value-type="string">
            <text:p>max_temp</text:p>
          </table:table-cell>
          <table:table-cell office:value-type="string" calcext:value-type="string">
            <text:p>map_reduce</text:p>
          </table:table-cell>
          <table:table-cell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0.2616667" calcext:value-type="float">
            <text:p>0.2616667</text:p>
          </table:table-cell>
          <table:table-cell office:value-type="float" office:value="262.1" calcext:value-type="float">
            <text:p>262.1</text:p>
          </table:table-cell>
          <table:table-cell office:value-type="float" office:value="555.3" calcext:value-type="float">
            <text:p>555.3</text:p>
          </table:table-cell>
          <table:table-cell office:value-type="float" office:value="27955.2" calcext:value-type="float">
            <text:p>27955.2</text:p>
          </table:table-cell>
          <table:table-cell table:style-name="ce1" office:value-type="float" office:value="0.0000343323" calcext:value-type="float">
            <text:p>3.43E-0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lse</text:p>
          </table:table-cell>
          <table:table-cell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max_temp</text:p>
          </table:table-cell>
          <table:table-cell office:value-type="string" calcext:value-type="string">
            <text:p>map_reduce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586" calcext:value-type="float">
            <text:p>586</text:p>
          </table:table-cell>
          <table:table-cell office:value-type="float" office:value="2.5" calcext:value-type="float">
            <text:p>2.5</text:p>
          </table:table-cell>
          <table:table-cell office:value-type="float" office:value="2355.2" calcext:value-type="float">
            <text:p>2355.2</text:p>
          </table:table-cell>
          <table:table-cell office:value-type="float" office:value="5017.6" calcext:value-type="float">
            <text:p>5017.6</text:p>
          </table:table-cell>
          <table:table-cell office:value-type="float" office:value="296243.2" calcext:value-type="float">
            <text:p>296243.2</text:p>
          </table:table-cell>
          <table:table-cell office:value-type="float" office:value="0.00086689" calcext:value-type="float">
            <text:p>0.00086689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false</text:p>
          </table:table-cell>
          <table:table-cell office:value-type="float" office:value="2314" calcext:value-type="float">
            <text:p>231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temp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external</text:p>
          </table:table-cell>
          <table:table-cell office:value-type="float" office:value="300" calcext:value-type="float">
            <text:p>300</text:p>
          </table:table-cell>
          <table:table-cell office:value-type="float" office:value="963" calcext:value-type="float">
            <text:p>963</text:p>
          </table:table-cell>
          <table:table-cell office:value-type="float" office:value="4.7" calcext:value-type="float">
            <text:p>4.7</text:p>
          </table:table-cell>
          <table:table-cell office:value-type="float" office:value="0.03007813" calcext:value-type="float">
            <text:p>0.03007813</text:p>
          </table:table-cell>
          <table:table-cell office:value-type="float" office:value="587.8" calcext:value-type="float">
            <text:p>587.8</text:p>
          </table:table-cell>
          <table:table-cell office:value-type="float" office:value="296243.2" calcext:value-type="float">
            <text:p>296243.2</text:p>
          </table:table-cell>
          <table:table-cell office:value-type="float" office:value="0.00107422" calcext:value-type="float">
            <text:p>0.00107422</text:p>
          </table:table-cell>
          <table:table-cell office:value-type="float" office:value="57.8" calcext:value-type="float">
            <text:p>57.8</text:p>
          </table:table-cell>
          <table:table-cell table:style-name="Default" office:value-type="string" calcext:value-type="string">
            <text:p>NA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x_temp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managed_hue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float" office:value="114" calcext:value-type="float">
            <text:p>114</text:p>
          </table:table-cell>
          <table:table-cell office:value-type="float" office:value="457" calcext:value-type="float">
            <text:p>45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_temp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managed_native</text:p>
          </table:table-cell>
          <table:table-cell office:value-type="float" office:value="300" calcext:value-type="float">
            <text:p>300</text:p>
          </table:table-cell>
          <table:table-cell office:value-type="float" office:value="129" calcext:value-type="float">
            <text:p>129</text:p>
          </table:table-cell>
          <table:table-cell office:value-type="float" office:value="0.85" calcext:value-type="float">
            <text:p>0.8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float" office:value="114" calcext:value-type="float">
            <text:p>114</text:p>
          </table:table-cell>
          <table:table-cell office:value-type="float" office:value="457" calcext:value-type="float">
            <text:p>45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x_temp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0.4633333" calcext:value-type="float">
            <text:p>0.4633333</text:p>
          </table:table-cell>
          <table:table-cell office:value-type="float" office:value="0.00166016" calcext:value-type="float">
            <text:p>0.00166016</text:p>
          </table:table-cell>
          <table:table-cell office:value-type="float" office:value="63.8" calcext:value-type="float">
            <text:p>63.8</text:p>
          </table:table-cell>
          <table:table-cell office:value-type="float" office:value="27955.2" calcext:value-type="float">
            <text:p>27955.2</text:p>
          </table:table-cell>
          <table:table-cell table:style-name="ce1" office:value-type="float" office:value="0.0000343323" calcext:value-type="float">
            <text:p>3.43E-0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false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ax_temp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671" calcext:value-type="float">
            <text:p>671</text:p>
          </table:table-cell>
          <table:table-cell table:number-columns-repeated="6"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2314" calcext:value-type="float">
            <text:p>2314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_count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2NO</text:p>
          </table:table-cell>
          <table:table-cell office:value-type="float" office:value="300" calcext:value-type="float">
            <text:p>300</text:p>
          </table:table-cell>
          <table:table-cell office:value-type="float" office:value="3110" calcext:value-type="float">
            <text:p>3110</text:p>
          </table:table-cell>
          <table:table-cell office:value-type="float" office:value="5.7" calcext:value-type="float">
            <text:p>5.7</text:p>
          </table:table-cell>
          <table:table-cell office:value-type="float" office:value="0.04677734" calcext:value-type="float">
            <text:p>0.04677734</text:p>
          </table:table-cell>
          <table:table-cell office:value-type="float" office:value="700.8" calcext:value-type="float">
            <text:p>700.8</text:p>
          </table:table-cell>
          <table:table-cell office:value-type="float" office:value="296243.2" calcext:value-type="float">
            <text:p>296243.2</text:p>
          </table:table-cell>
          <table:table-cell office:value-type="float" office:value="0.00302734" calcext:value-type="float">
            <text:p>0.00302734</text:p>
          </table:table-cell>
          <table:table-cell office:value-type="float" office:value="38.3" calcext:value-type="float">
            <text:p>38.3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2314" calcext:value-type="float">
            <text:p>2314</text:p>
          </table:table-cell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vg_count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4NO</text:p>
          </table:table-cell>
          <table:table-cell office:value-type="float" office:value="300" calcext:value-type="float">
            <text:p>300</text:p>
          </table:table-cell>
          <table:table-cell office:value-type="float" office:value="1654" calcext:value-type="float">
            <text:p>1654</text:p>
          </table:table-cell>
          <table:table-cell office:value-type="float" office:value="5.8" calcext:value-type="float">
            <text:p>5.8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700.8" calcext:value-type="float">
            <text:p>700.8</text:p>
          </table:table-cell>
          <table:table-cell office:value-type="float" office:value="296243.2" calcext:value-type="float">
            <text:p>296243.2</text:p>
          </table:table-cell>
          <table:table-cell office:value-type="float" office:value="0.00302734" calcext:value-type="float">
            <text:p>0.00302734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false</text:p>
          </table:table-cell>
          <table:table-cell office:value-type="float" office:value="2314" calcext:value-type="float">
            <text:p>2314</text:p>
          </table:table-cell>
          <table:table-cell office:value-type="float" office:value="311" calcext:value-type="float">
            <text:p>3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_count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6NO</text:p>
          </table:table-cell>
          <table:table-cell office:value-type="float" office:value="300" calcext:value-type="float">
            <text:p>300</text:p>
          </table:table-cell>
          <table:table-cell office:value-type="float" office:value="1128" calcext:value-type="float">
            <text:p>1128</text:p>
          </table:table-cell>
          <table:table-cell office:value-type="float" office:value="5.7" calcext:value-type="float">
            <text:p>5.7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700.8" calcext:value-type="float">
            <text:p>700.8</text:p>
          </table:table-cell>
          <table:table-cell office:value-type="float" office:value="296243.2" calcext:value-type="float">
            <text:p>296243.2</text:p>
          </table:table-cell>
          <table:table-cell office:value-type="float" office:value="0.00302734" calcext:value-type="float">
            <text:p>0.00302734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2314" calcext:value-type="float">
            <text:p>2314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vg_count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8NO</text:p>
          </table:table-cell>
          <table:table-cell office:value-type="float" office:value="300" calcext:value-type="float">
            <text:p>300</text:p>
          </table:table-cell>
          <table:table-cell office:value-type="float" office:value="896" calcext:value-type="float">
            <text:p>896</text:p>
          </table:table-cell>
          <table:table-cell office:value-type="float" office:value="5.6" calcext:value-type="float">
            <text:p>5.6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700.8" calcext:value-type="float">
            <text:p>700.8</text:p>
          </table:table-cell>
          <table:table-cell office:value-type="float" office:value="296243.2" calcext:value-type="float">
            <text:p>296243.2</text:p>
          </table:table-cell>
          <table:table-cell office:value-type="float" office:value="0.00302734" calcext:value-type="float">
            <text:p>0.00302734</text:p>
          </table:table-cell>
          <table:table-cell office:value-type="float" office:value="45.8" calcext:value-type="float">
            <text:p>45.8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2314" calcext:value-type="float">
            <text:p>2314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vg_count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10NO</text:p>
          </table:table-cell>
          <table:table-cell office:value-type="float" office:value="300" calcext:value-type="float">
            <text:p>300</text:p>
          </table:table-cell>
          <table:table-cell office:value-type="float" office:value="719" calcext:value-type="float">
            <text:p>719</text:p>
          </table:table-cell>
          <table:table-cell office:value-type="float" office:value="5.6" calcext:value-type="float">
            <text:p>5.6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701.3" calcext:value-type="float">
            <text:p>701.3</text:p>
          </table:table-cell>
          <table:table-cell office:value-type="float" office:value="296243.2" calcext:value-type="float">
            <text:p>296243.2</text:p>
          </table:table-cell>
          <table:table-cell office:value-type="float" office:value="0.00302734" calcext:value-type="float">
            <text:p>0.00302734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false</text:p>
          </table:table-cell>
          <table:table-cell office:value-type="float" office:value="2314" calcext:value-type="float">
            <text:p>2314</text:p>
          </table:table-cell>
          <table:table-cell office:value-type="float" office:value="311" calcext:value-type="float">
            <text:p>3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4:32:44.561257519</meta:creation-date>
    <dc:date>2017-08-02T16:51:05.884884399</dc:date>
    <meta:editing-duration>PT5M28S</meta:editing-duration>
    <meta:editing-cycles>1</meta:editing-cycles>
    <meta:document-statistic meta:table-count="1" meta:cell-count="234" meta:object-count="0"/>
    <meta:generator>LibreOffice/5.1.6.2$Linux_X86_64 LibreOffice_project/10m0$Build-2</meta:generator>
  </office:meta>
</office:document-meta>
</file>